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78.3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row table:style-name="ro1">
          <table:table-cell table:style-name="ce1" office:value-type="string" calcext:value-type="string">
            <text:p>.i-2420Q-X10-S 2-4U 2S-R3,2/4GbE,SAS,PCI-E,8DDR4,rPS,IPMI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ena: 47 768.00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Cena s DPH: 57 799.00</text:p>
          </table:table-cell>
          <table:table-cell table:style-name="Default" table:number-columns-repeated="2"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Kategorie</text:p>
          </table:table-cell>
          <table:table-cell table:style-name="ce6" office:value-type="string" calcext:value-type="string">
            <text:p>Produkt</text:p>
          </table:table-cell>
          <table:table-cell table:style-name="ce9" office:value-type="string" calcext:value-type="string">
            <text:p>Ks</text:p>
          </table:table-cell>
        </table:table-row>
        <table:table-row table:style-name="ro2">
          <table:table-cell office:value-type="string" calcext:value-type="string">
            <text:p>Procesor</text:p>
          </table:table-cell>
          <table:table-cell office:value-type="string" calcext:value-type="string">
            <text:p>- Intel Xeon E5-2603v4 - 1,7GHz@6,4GT 15MB cache, 6core, 85W,LGA2011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Základní deska</text:p>
          </table:table-cell>
          <table:table-cell office:value-type="string" calcext:value-type="string">
            <text:p>- X10DRL-i 2S-R3,PCI-E16(g3)3PCI-E8,2GbE, 10sATA3,8DDR4-2400,IPMI,bulk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měť</text:p>
          </table:table-cell>
          <table:table-cell office:value-type="string" calcext:value-type="string">
            <text:p>+ 16GB 2400MHz DDR4 ECC Registered 2R×4, LP(31mm), Samsung (M393A2G40EB1-CRC)                      +1 18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ATA</text:p>
          </table:table-cell>
          <table:table-cell office:value-type="string" calcext:value-type="string">
            <text:p>- 10× serialATA 3.0 6Gb/s RAID 0/1/5/10                             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AS2/SAS3</text:p>
          </table:table-cell>
          <table:table-cell office:value-type="string" calcext:value-type="string">
            <text:p>- -                                                                 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thernet</text:p>
          </table:table-cell>
          <table:table-cell office:value-type="string" calcext:value-type="string">
            <text:p>- Síťová karta Intel i210AT 2× GbE na zákl. desce                   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GA on board</text:p>
          </table:table-cell>
          <table:table-cell office:value-type="string" calcext:value-type="string">
            <text:p>- Aspeed AST2400 with 16MB VRAM                                     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- IPMI 2.0 modul s KVM-over-LAN na základní desce                   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DD/SSD #1</text:p>
          </table:table-cell>
          <table:table-cell office:value-type="string" calcext:value-type="string">
            <text:p>- 2TB Hitachi Ultrastar 7K4000 - 7200rpm, sATA3, 512n, 64MB, 3,5"                                  +3 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kříň</text:p>
          </table:table-cell>
          <table:table-cell office:value-type="string" calcext:value-type="string">
            <text:p>- SC823TQ-653LP 2U eATX, eATX,6sATA/SAS,LP,650W(80+GOLD),černé      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ladič</text:p>
          </table:table-cell>
          <table:table-cell office:value-type="string" calcext:value-type="string">
            <text:p>+ SNK-P0048AP4 Aktivní 2U pro 1P/2P LGA2011 čtvercový i úzký ILM (52dBA,8500rpm,4pin) + (CAS BK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Rozšíření záruky</text:p>
          </table:table-cell>
          <table:table-cell office:value-type="string" calcext:value-type="string">
            <text:p>+ Zásah 3r NBD v autorizovaném servisním středisku                                             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5" office:value-type="string" calcext:value-type="string">
            <text:p>Montáž</text:p>
          </table:table-cell>
          <table:table-cell table:style-name="ce8" office:value-type="string" calcext:value-type="string">
            <text:p>+ Montáž serveru                                                                               </text:p>
          </table:table-cell>
          <table:table-cell table:style-name="ce11" office:value-type="float" office:value="1" calcext:value-type="float">
            <text:p>1</text:p>
          </table:table-cell>
        </table:table-row>
      </table:table>
      <table:named-expressions>
        <table:named-range table:name="HTML_1" table:base-cell-address="$Sheet1.$A$1" table:cell-range-address=".$A$6:.$C$19"/>
        <table:named-range table:name="HTML_all" table:base-cell-address="$Sheet1.$A$1" table:cell-range-address=".$A$1:.$C$19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.00.0000</text:date>, <text:time style:data-style-name="N2" text:time-value="17:51:44.57745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3T19:06:21.897726000</dc:date>
    <dc:creator>Tomas Petru</dc:creator>
    <meta:editing-duration>PT1H13M20S</meta:editing-duration>
    <meta:editing-cycles>2</meta:editing-cycles>
    <meta:generator>LibreOffice/5.1.5.2$MacOSX_X86_64 LibreOffice_project/7a864d8825610a8c07cfc3bc01dd4fce6a9447e5</meta:generator>
    <meta:document-statistic meta:table-count="1" meta:cell-count="45" meta:object-count="0"/>
  </office:meta>
</office:document-meta>
</file>